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layer="layout" svg:width="5.4cm" svg:height="0.962cm" svg:x="3cm" svg:y="3.5cm">
          <draw:text-box>
            <text:p>Liczba a = 10 + 2</text:p>
          </draw:text-box>
        </draw:frame>
        <draw:custom-shape draw:style-name="gr2" draw:text-style-name="P1" draw:layer="layout" svg:width="1.5cm" svg:height="1.5cm" svg:x="6cm" svg:y="5.7cm">
          <text:p text:style-name="P1">MasterNode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cm" svg:x="2.8cm" svg:y="8.3cm">
          <text:p text:style-name="P1">DefineNode</text:p>
          <text:p text:style-name="P1">(PrimitiveTyp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3cm" svg:y1="6.9cm" svg:x2="4.4cm" svg:y2="8.3cm">
          <text:p/>
        </draw:line>
        <draw:custom-shape draw:style-name="gr2" draw:text-style-name="P1" draw:layer="layout" svg:width="2.6cm" svg:height="2.5cm" svg:x="1.638cm" svg:y="12.038cm">
          <text:p text:style-name="P1">VarName(Nam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3cm" svg:y1="10.9cm" svg:x2="2.8cm" svg:y2="12.4cm">
          <text:p/>
        </draw:line>
        <draw:custom-shape draw:style-name="gr2" draw:text-style-name="P1" draw:layer="layout" svg:width="4.1cm" svg:height="3.7cm" svg:x="6.3cm" svg:y="11.7cm">
          <text:p text:style-name="P1">Assign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8cm" svg:y1="10.9cm" svg:x2="7.1cm" svg:y2="12.3cm">
          <text:p/>
        </draw:line>
        <draw:custom-shape draw:style-name="gr2" draw:text-style-name="P1" draw:layer="layout" svg:width="4cm" svg:height="4cm" svg:x="6.4cm" svg:y="17.1cm">
          <text:p text:style-name="P1">NumberNode</text:p>
          <text:p text:style-name="P1">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cm" svg:y1="15.5cm" svg:x2="8.4cm" svg:y2="17.6cm">
          <text:p/>
        </draw:line>
        <draw:custom-shape draw:style-name="gr2" draw:text-style-name="P1" draw:layer="layout" svg:width="4.6cm" svg:height="3.5cm" svg:x="8.8cm" svg:y="22.5cm">
          <text:p text:style-name="P1">BinOperator</text:p>
          <text:p text:style-name="P1">Op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9cm" svg:y1="20.4cm" svg:x2="10.4cm" svg:y2="22.5cm">
          <text:p/>
        </draw:line>
        <draw:custom-shape draw:style-name="gr2" draw:text-style-name="P1" draw:layer="layout" svg:width="4cm" svg:height="4cm" svg:x="9.4cm" svg:y="28.5cm">
          <text:p text:style-name="P1">NumberNode</text:p>
          <text:p text:style-name="P1">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cm" svg:y1="26cm" svg:x2="11.4cm" svg:y2="29cm">
          <text:p/>
        </draw:line>
      </draw:page>
      <draw:page draw:name="page2" draw:style-name="dp1" draw:master-page-name="Domyślnie">
        <draw:frame draw:style-name="gr4" draw:layer="layout" svg:width="13.9cm" svg:height="2.15cm" svg:x="1.7cm" svg:y="1.8cm">
          <draw:text-box>
            <text:p>2+(10+1)*2</text:p>
          </draw:text-box>
        </draw:frame>
        <draw:custom-shape draw:style-name="gr2" draw:text-style-name="P1" draw:layer="layout" svg:width="3.9cm" svg:height="4cm" svg:x="2cm" svg:y="5cm">
          <text:p text:style-name="P1">Number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cm" svg:height="5.8cm" svg:x="5.1cm" svg:y="10.3cm">
          <text:p text:style-name="P1">BinOp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kadiusz Buras</meta:initial-creator>
    <meta:creation-date>2014-04-28T11:22:39.378661949</meta:creation-date>
    <dc:date>2014-04-28T11:32:12.038940511</dc:date>
    <dc:creator>Arkadiusz Buras</dc:creator>
    <meta:editing-duration>P0D</meta:editing-duration>
    <meta:editing-cycles>1</meta:editing-cycles>
    <meta:document-statistic meta:object-count="17"/>
    <meta:generator>LibreOffice/4.1.4.2$Linux_X86_64 LibreOffice_project/410m0$Build-2</meta:generator>
  </office:meta>
</office:document-meta>
</file>